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c4c"/>
    </style:style>
    <style:style style:name="P2" style:family="paragraph" style:parent-style-name="Standard">
      <style:text-properties officeooo:paragraph-rsid="00110c4c"/>
    </style:style>
    <style:style style:name="P3" style:family="paragraph" style:parent-style-name="Standard">
      <style:text-properties officeooo:rsid="000b14d9" officeooo:paragraph-rsid="0011f018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f018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11f018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1f018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StableSepsis //FAILED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8D” when the “Enter patientID” dialog pops up</text:p>
      <text:p text:style-name="P1"/>
      <text:p text:style-name="P1">The app should now display the message dialog:” Patient 10008D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Y” when prompted for information related to whether or not the patient is inpatient.</text:p>
      <text:p text:style-name="P1">10. Type “Y” when prompted for information related to whether or not the patient is responsive.</text:p>
      <text:p text:style-name="P1">11. <text:s/>Type “N” when prompted for information related to whether or not the patient has cardiac arrhythmia.</text:p>
      <text:p text:style-name="P1">12. Type “N” when prompted for information related to whether or not the patient has a decline in baseline mental status.</text:p>
      <text:p text:style-name="P1">13. Type “N” when prompted for information related to whether or not the patient has an infected skin wound.</text:p>
      <text:p text:style-name="P1">14. Type “N” when prompted for information related to whether or not the patient has an infected invasive device.</text:p>
      <text:p text:style-name="P1">15. <text:s/>Type “Y” when prompted for information related to whether or not the patient has an infected recent surgical procedure.</text:p>
      <text:p text:style-name="P1">16. <text:s/>Type “Y” when prompted for information related to whether or not the patient is immunocompromised.</text:p>
      <text:p text:style-name="P1">17. Type “150.0” when prompted for the patient’s baseline respiratory PaOxy/FaOxy.</text:p>
      <text:p text:style-name="P1">18. Type “500.0” when prompted for the patient’s current respiratory PaOxy/FaOxy.</text:p>
      <text:p text:style-name="P1">19. <text:s/>Type “6.0” when prompted for the patient’s baseline use of dopamine.</text:p>
      <text:p text:style-name="P1">20. <text:s/>Type “6.0” when prompted for the patient’s current use of dopamine.</text:p>
      <text:p text:style-name="P1">21. Type “N” when prompted for information related to whether or not the patient had used any dobutamine yesterday.</text:p>
      <text:p text:style-name="P1">22. Type “N” when prompted for information related to whether or not the patient had used any dobutamine recently.</text:p>
      <text:p text:style-name="P1">23. Type “.2” when prompted for the patient’s baseline use of epinephrine.</text:p>
      <text:p text:style-name="P1">24. Type “.2” when prompted for the patient’s current use of epinephrine.</text:p>
      <text:p text:style-name="P1">25. Type “.2” when prompted for the patient’s baseline use of norepinephrine.</text:p>
      <text:p text:style-name="P1">26. Type “.2” when prompted for the patient’s current use of norepinephrine.</text:p>
      <text:p text:style-name="P1">27. Type “5” when prompted for the patient’s baseline Glasgow coma scale.</text:p>
      <text:p text:style-name="P1">28. Type “5” when prompted for the patient’s current Glasgow coma scal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8:12.140850019</meta:creation-date>
    <dc:date>2020-11-18T12:09:45.985181414</dc:date>
    <meta:editing-duration>PT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552" meta:character-count="3645" meta:non-whitespace-character-count="3100"/>
  </office:meta>
</office:document-meta>
</file>